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line-height="123%" fo:text-align="center" style:justify-single-word="false"/>
    </style:style>
    <style:style style:name="P2" style:family="paragraph" style:parent-style-name="Heading_20_3">
      <style:paragraph-properties fo:text-align="center" style:justify-single-word="false"/>
      <style:text-properties fo:font-size="14pt"/>
    </style:style>
    <style:style style:name="P3" style:family="paragraph" style:parent-style-name="Text_20_body">
      <style:paragraph-properties fo:line-height="123%"/>
    </style:style>
    <style:style style:name="P4" style:family="paragraph" style:parent-style-name="Text_20_body">
      <style:paragraph-properties fo:line-height="123%" fo:text-align="start" style:justify-single-word="false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text-properties fo:font-size="14pt"/>
    </style:style>
    <style:style style:name="P8" style:family="paragraph" style:parent-style-name="Text_20_body">
      <style:paragraph-properties fo:text-align="start" style:justify-single-word="false"/>
      <style:text-properties fo:font-size="14pt"/>
    </style:style>
    <style:style style:name="P9" style:family="paragraph" style:parent-style-name="Text_20_body">
      <style:paragraph-properties fo:line-height="123%" fo:text-align="start" style:justify-single-word="false"/>
      <style:text-properties fo:font-size="14pt"/>
    </style:style>
    <style:style style:name="P10" style:family="paragraph" style:parent-style-name="Heading_20_2">
      <style:paragraph-properties fo:text-align="justify" style:justify-single-word="false"/>
    </style:style>
    <style:style style:name="P11" style:family="paragraph" style:parent-style-name="Heading_20_3">
      <style:text-properties fo:color="#333333" fo:font-size="14pt" fo:language="en" fo:country="US"/>
    </style:style>
    <style:style style:name="P12" style:family="paragraph" style:parent-style-name="Heading_20_3">
      <style:paragraph-properties fo:text-align="start" style:justify-single-word="false"/>
      <style:text-properties fo:font-size="14pt"/>
    </style:style>
    <style:style style:name="P13" style:family="paragraph" style:parent-style-name="Text_20_body">
      <style:paragraph-properties fo:text-align="justify" style:justify-single-word="false"/>
    </style:style>
    <style:style style:name="P14" style:family="paragraph" style:parent-style-name="Text_20_body">
      <style:text-properties fo:font-size="14pt"/>
    </style:style>
    <style:style style:name="P15" style:family="paragraph" style:parent-style-name="Text_20_body">
      <style:text-properties fo:font-size="14pt" fo:language="en" fo:country="US"/>
    </style:style>
    <style:style style:name="P16" style:family="paragraph" style:parent-style-name="Text_20_body">
      <style:paragraph-properties fo:text-align="start" style:justify-single-word="false"/>
      <style:text-properties fo:font-size="14pt"/>
    </style:style>
    <style:style style:name="P17" style:family="paragraph" style:parent-style-name="Text_20_body" style:list-style-name="L1">
      <style:paragraph-properties fo:text-align="start" style:justify-single-word="false"/>
      <style:text-properties fo:font-size="14pt"/>
    </style:style>
    <style:style style:name="P18" style:family="paragraph" style:parent-style-name="Text_20_body">
      <style:text-properties fo:color="#333333" fo:font-size="14pt" fo:language="en" fo:country="US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 style:list-style-name="L1">
      <style:paragraph-properties fo:text-align="start" style:justify-single-word="false"/>
    </style:style>
    <style:style style:name="P21" style:family="paragraph" style:parent-style-name="Text_20_body">
      <style:paragraph-properties fo:margin-left="0cm" fo:margin-right="0cm" style:line-height-at-least="0.556cm" fo:text-align="start" style:justify-single-word="false" fo:widows="1" fo:text-indent="0cm" style:auto-text-indent="false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T1" style:family="text">
      <style:text-properties fo:font-weight="bold"/>
    </style:style>
    <style:style style:name="T2" style:family="text">
      <style:text-properties fo:color="#ff0000" fo:font-size="24pt"/>
    </style:style>
    <style:style style:name="T3" style:family="text">
      <style:text-properties fo:font-size="14pt"/>
    </style:style>
    <style:style style:name="T4" style:family="text">
      <style:text-properties fo:font-size="14pt" fo:font-weight="bold"/>
    </style:style>
    <style:style style:name="T5" style:family="text">
      <style:text-properties fo:font-size="14pt" fo:language="en" fo:country="US"/>
    </style:style>
    <style:style style:name="T6" style:family="text">
      <style:text-properties fo:font-size="14pt" officeooo:rsid="0017455c"/>
    </style:style>
    <style:style style:name="T7" style:family="text">
      <style:text-properties fo:color="#000000" fo:font-size="14pt"/>
    </style:style>
    <style:style style:name="T8" style:family="text">
      <style:text-properties fo:color="#000000" fo:font-size="14pt" fo:language="es" fo:country="ES"/>
    </style:style>
    <style:style style:name="T9" style:family="text">
      <style:text-properties fo:color="#ffcf35" fo:font-size="14pt"/>
    </style:style>
    <style:style style:name="T10" style:family="text">
      <style:text-properties fo:language="es" fo:country="ES"/>
    </style:style>
    <style:style style:name="T11" style:family="text">
      <style:text-properties fo:font-variant="normal" fo:text-transform="none" fo:color="#ef4540" style:font-name="Helvetica" fo:font-size="14pt" fo:letter-spacing="normal" fo:font-style="normal" fo:font-weight="normal"/>
    </style:style>
    <style:style style:name="T12" style:family="text">
      <style:text-properties fo:color="#0000ff" fo:font-size="14pt"/>
    </style:style>
    <style:style style:name="T13" style:family="text">
      <style:text-properties officeooo:rsid="0017455c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2">E-book - Primer corte 30%</text:h>
      <text:section text:style-name="Sect1" text:name="yui_3_17_2_1_1624024523569_86">
        <text:h text:style-name="Heading_20_3" text:outline-level="3">1. Gross Domestic Product (GDP) and Inflation</text:h>
        <text:section text:style-name="Sect1" text:name="yui_3_17_2_1_1624024523569_85">
          <text:h text:style-name="P11" text:outline-level="3">Purpose</text:h>
          <text:p text:style-name="P15">Introduce the students to the three (3) main variables in macroeconomics (production, inflation and unemployment) with an emphasis on how the two (2) first variables are measured <text:span text:style-name="T10">(production and inflation</text:span>).</text:p>
          <text:h text:style-name="P11" text:outline-level="3">Resources</text:h>
          <text:p text:style-name="P18">The course will use for this part, as the main study material, the e-book:</text:p>
          <text:p text:style-name="Text_20_body"><text:span text:style-name="T3">Blanchard, Olivier, and David R. Johnson. 2017. Macroeconomics. Seventh edition. Boston: Pearson</text:span> </text:p>
          <text:p text:style-name="P7">The book can be consulted through the route:</text:p>
          <text:p text:style-name="P5"><text:a xlink:type="simple" xlink:href="http://www.ebooks7-24.com.ezproxy.umng.edu.co/?il=7112" office:target-frame-name="_blank" xlink:show="new" text:style-name="Internet_20_link" text:visited-style-name="Visited_20_Internet_20_Link"><text:span text:style-name="T5">http://www.ebooks7-24.com.ezproxy.umng.edu.co/?il=7112</text:span></text:a><text:span text:style-name="T3"> &gt; Login with username and password *</text:span> </text:p>
          <text:p text:style-name="P21"><text:span text:style-name="T11">*</text:span><text:span text:style-name="T3">Remember that the user and password to access and read the e-book are the same that you use to check your grades.</text:span> </text:p>
          <text:p text:style-name="Text_20_body"><text:span text:style-name="Strong_20_Emphasis"><text:span text:style-name="T3">Methodological Process</text:span></text:span></text:p>
          <text:p text:style-name="Text_20_body"><text:span text:style-name="T4">1. </text:span><text:span text:style-name="T3">Read and review Chapter 1 and Chapter 2.</text:span> </text:p>
          <text:p text:style-name="P22"><text:span text:style-name="T4">2. </text:span><text:span text:style-name="T3">Make a conceptual map where the elements mentioned in Chapter 1 and 2 are ordered in a logical manner so that it can be used as an input in the activity </text:span><text:span text:style-name="T4">Homework 1</text:span> . </text:p>
          <text:p text:style-name="P22"/>
          <text:p text:style-name="P8">The realization of the conceptual map is not a qualifiable activity to be delivered, but a tool that can be used to understand the topics discussed in these parts of the e-book.</text:p>
          <text:h text:style-name="P12" text:outline-level="3">Additional Resources</text:h>
          <text:p text:style-name="P8">Bubbl.us: Online tool for the creation of conceptual maps or mental schemes. It does not require any previous installation because it is a Web 2.0 tool.</text:p>
          <text:list xml:id="list526542202" text:style-name="L1">
            <text:list-item>
              <text:p text:style-name="P20"><text:span text:style-name="T3">Where can I find it?: </text:span><text:a xlink:type="simple" xlink:href="https://bubbl.us/" office:target-frame-name="_blank" xlink:show="new" text:style-name="Internet_20_link" text:visited-style-name="Visited_20_Internet_20_Link"><text:span text:style-name="Emphasis"><text:span text:style-name="Strong_20_Emphasis"><text:span text:style-name="T12">click here</text:span></text:span></text:span></text:a><text:span text:style-name="T3"> </text:span><text:span text:style-name="T6">[https://bubbl.us/]</text:span></text:p>
            </text:list-item>
            <text:list-item>
              <text:p text:style-name="P17">Tutorial bubbl.us: <text:span text:style-name="T13">[https://youtu.be/5TGO_LDiab8]</text:span></text:p>
            </text:list-item>
          </text:list>
        </text:section>
      </text:section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Helvetica" svg:font-family="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1T18:34:26.959522873</meta:creation-date>
    <dc:date>2021-06-18T08:56:42.070493706</dc:date>
    <meta:editing-duration>PT37M17S</meta:editing-duration>
    <meta:editing-cycles>14</meta:editing-cycles>
    <meta:generator>LibreOffice/6.4.7.2$Linux_X86_64 LibreOffice_project/40$Build-2</meta:generator>
    <meta:document-statistic meta:table-count="0" meta:image-count="0" meta:object-count="0" meta:page-count="1" meta:paragraph-count="18" meta:word-count="227" meta:character-count="1401" meta:non-whitespace-character-count="1189"/>
  </office:meta>
</office:document-meta>
</file>